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 CASE :&lt;Fixed Deposit&gt;</text:p>
      <text:p text:style-name="Standard">LEVEL : User Goal</text:p>
      <text:p text:style-name="Standard">SCOPE : Qcity Bank</text:p>
      <text:p text:style-name="Standard">PRIMARY ACTOR : Clerk</text:p>
      <text:p text:style-name="Standard">STAKEHOLDERS &amp; INTEREST :</text:p>
      <text:p text:style-name="Standard">CUSTOMER : Wants to open a fixed deposit account.</text:p>
      <text:p text:style-name="Standard">CLERK : Opens account by collecting documents and entering details in to the system.</text:p>
      <text:p text:style-name="Standard">PRE-CONDITIONS :Customer must be registered and must have a valid customer id,account.</text:p>
      <text:p text:style-name="Standard">SUCCESS GUARANTEE : fixed deposit account has been opened</text:p>
      <text:p text:style-name="Standard">MAIN SUCCESS SCENARIO:</text:p>
      <text:p text:style-name="Standard">&lt;1&gt; customer reaches the clerk for opening a fixed deposit account.</text:p>
      <text:p text:style-name="Standard">&lt;2&gt; Clerk enters the customer ID in the system and check for validation in opening a fixed account.</text:p>
      <text:p text:style-name="Standard">&lt;3&gt; All the required documents are submitted.</text:p>
      <text:p text:style-name="Standard">&lt;4&gt; Verification of the signature.</text:p>
      <text:p text:style-name="Standard">&lt;5&gt; Fixed deposit account is opened.</text:p>
      <text:p text:style-name="Standard">EXTENSIONS :</text:p>
      <text:p text:style-name="Standard">3a-&gt;system fails to open a account in case of non availability of of pan card for customers having amount more than 50000.</text:p>
      <text:p text:style-name="Standard"><text:tab/><text:tab/>-system display error.</text:p>
      <text:p text:style-name="Standard"><text:tab/><text:tab/>-enter again/display menu</text:p>
      <text:p text:style-name="Standard">4a-&gt;Minimum value for fixed account is not there </text:p>
      <text:p text:style-name="Standard"><text:tab/><text:tab/>-system display error.</text:p>
      <text:p text:style-name="Standard"><text:tab/><text:tab/>-enter again/display men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1:37:51.19</meta:creation-date>
    <dc:date>2014-04-08T15:04:38.29</dc:date>
    <meta:editing-duration>PT44S</meta:editing-duration>
    <meta:editing-cycles>1</meta:editing-cycles>
    <meta:generator>OpenOffice.org/3.4$Win32 OpenOffice.org_project/340m1$Build-9590</meta:generator>
    <meta:document-statistic meta:table-count="0" meta:image-count="0" meta:object-count="0" meta:page-count="1" meta:paragraph-count="22" meta:word-count="158" meta:character-count="971"/>
  </office:meta>
</office:document-meta>
</file>